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16.267cm"/>
    </style:style>
    <style:style style:name="Tabela1.1" style:family="table-row">
      <style:table-row-properties style:min-row-height="1.24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6.267cm" fo:margin-left="-0.132cm" table:align="left" style:writing-mode="lr-tb"/>
    </style:style>
    <style:style style:name="Tabela2.A" style:family="table-column">
      <style:table-column-properties style:column-width="16.267cm"/>
    </style:style>
    <style:style style:name="Tabela2.1" style:family="table-row">
      <style:table-row-properties style:min-row-height="1.17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267cm" fo:margin-left="-0.132cm" table:align="left" style:writing-mode="lr-tb"/>
    </style:style>
    <style:style style:name="Tabela3.A" style:family="table-column">
      <style:table-column-properties style:column-width="2.625cm"/>
    </style:style>
    <style:style style:name="Tabela3.B" style:family="table-column">
      <style:table-column-properties style:column-width="13.642cm"/>
    </style:style>
    <style:style style:name="Tabela3.1" style:family="table-row">
      <style:table-row-properties style:min-row-height="4.223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7cm" fo:margin-left="-0.132cm" table:align="left" style:writing-mode="lr-tb"/>
    </style:style>
    <style:style style:name="Tabela4.A" style:family="table-column">
      <style:table-column-properties style:column-width="2.625cm"/>
    </style:style>
    <style:style style:name="Tabela4.B" style:family="table-column">
      <style:table-column-properties style:column-width="13.642cm"/>
    </style:style>
    <style:style style:name="Tabela4.1" style:family="table-row">
      <style:table-row-properties style:min-row-height="0.686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3.443cm" fo:keep-together="auto"/>
    </style:style>
    <style:style style:name="Tabela5" style:family="table">
      <style:table-properties style:width="16.267cm" fo:margin-left="-0.132cm" table:align="left" style:writing-mode="lr-tb"/>
    </style:style>
    <style:style style:name="Tabela5.A" style:family="table-column">
      <style:table-column-properties style:column-width="2.625cm"/>
    </style:style>
    <style:style style:name="Tabela5.B" style:family="table-column">
      <style:table-column-properties style:column-width="13.642cm"/>
    </style:style>
    <style:style style:name="Tabela5.1" style:family="table-row">
      <style:table-row-properties style:min-row-height="0.686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4.223cm" fo:keep-together="auto"/>
    </style:style>
    <style:style style:name="Tabela6" style:family="table">
      <style:table-properties style:width="16.267cm" fo:margin-left="-0.132cm" table:align="left" style:writing-mode="lr-tb"/>
    </style:style>
    <style:style style:name="Tabela6.A" style:family="table-column">
      <style:table-column-properties style:column-width="2.625cm"/>
    </style:style>
    <style:style style:name="Tabela6.B" style:family="table-column">
      <style:table-column-properties style:column-width="13.642cm"/>
    </style:style>
    <style:style style:name="Tabela6.1" style:family="table-row">
      <style:table-row-properties style:min-row-height="0.686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4.223cm" fo:keep-together="auto"/>
    </style:style>
    <style:style style:name="Tabela7" style:family="table">
      <style:table-properties style:width="16.143cm" fo:margin-left="-0.132cm" table:align="left" style:writing-mode="lr-tb"/>
    </style:style>
    <style:style style:name="Tabela7.A" style:family="table-column">
      <style:table-column-properties style:column-width="3.124cm"/>
    </style:style>
    <style:style style:name="Tabela7.B" style:family="table-column">
      <style:table-column-properties style:column-width="13.019cm"/>
    </style:style>
    <style:style style:name="Tabela7.1" style:family="table-row">
      <style:table-row-properties style:min-row-height="0.686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6.267cm" fo:margin-left="-0.132cm" table:align="left" style:writing-mode="lr-tb"/>
    </style:style>
    <style:style style:name="Tabela8.A" style:family="table-column">
      <style:table-column-properties style:column-width="2.625cm"/>
    </style:style>
    <style:style style:name="Tabela8.B" style:family="table-column">
      <style:table-column-properties style:column-width="13.642cm"/>
    </style:style>
    <style:style style:name="Tabela8.1" style:family="table-row">
      <style:table-row-properties style:min-row-height="0.686cm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text-properties style:font-name="Times New Roman" style:font-name-complex="Times New Roman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text-properties officeooo:rsid="0011e482" officeooo:paragraph-rsid="0011e482"/>
    </style:style>
    <style:style style:name="P6" style:family="paragraph" style:parent-style-name="Heading_20_6">
      <style:text-properties style:font-name="Times New Roman" style:font-name-complex="Times New Roman"/>
    </style:style>
    <style:style style:name="P7" style:family="paragraph" style:parent-style-name="Heading_20_7">
      <style:text-properties officeooo:paragraph-rsid="0014ee91"/>
    </style:style>
    <style:style style:name="P8" style:family="paragraph" style:parent-style-name="Heading_20_7">
      <style:text-properties officeooo:paragraph-rsid="00169be0"/>
    </style:style>
    <style:style style:name="P9" style:family="paragraph" style:parent-style-name="Heading_20_7" style:list-style-name="">
      <style:paragraph-properties fo:margin-left="2.286cm" fo:margin-right="0cm" fo:text-indent="0cm" style:auto-text-indent="false"/>
    </style:style>
    <style:style style:name="P10" style:family="paragraph" style:parent-style-name="Heading_20_1"/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Table" style:list-style-name="WW8Num49"/>
    <style:style style:name="P13" style:family="paragraph" style:parent-style-name="Table" style:list-style-name="WW8Num55"/>
    <style:style style:name="P14" style:family="paragraph" style:parent-style-name="Table" style:list-style-name="WW8Num55">
      <style:text-properties officeooo:paragraph-rsid="000e4ed8"/>
    </style:style>
    <style:style style:name="P15" style:family="paragraph" style:parent-style-name="Table" style:list-style-name="WW8Num55">
      <style:text-properties officeooo:paragraph-rsid="001475cc"/>
    </style:style>
    <style:style style:name="P16" style:family="paragraph" style:parent-style-name="Table" style:list-style-name="WW8Num15">
      <style:paragraph-properties style:snap-to-layout-grid="false"/>
    </style:style>
    <style:style style:name="P17" style:family="paragraph" style:parent-style-name="Table" style:list-style-name="WW8Num88">
      <style:text-properties officeooo:paragraph-rsid="0011e482"/>
    </style:style>
    <style:style style:name="P18" style:family="paragraph" style:parent-style-name="Table" style:list-style-name="WW8Num58"/>
    <style:style style:name="P19" style:family="paragraph" style:parent-style-name="Table" style:list-style-name="WW8Num58">
      <style:text-properties officeooo:paragraph-rsid="0011e482"/>
    </style:style>
    <style:style style:name="P20" style:family="paragraph" style:parent-style-name="Table" style:list-style-name="WW8Num58">
      <style:text-properties officeooo:paragraph-rsid="00169be0"/>
    </style:style>
    <style:style style:name="P21" style:family="paragraph" style:parent-style-name="Table" style:list-style-name="WW8Num21">
      <style:text-properties officeooo:paragraph-rsid="00169be0"/>
    </style:style>
    <style:style style:name="P22" style:family="paragraph" style:parent-style-name="Table" style:list-style-name="WW8Num65"/>
    <style:style style:name="P23" style:family="paragraph" style:parent-style-name="Table" style:list-style-name="WW8Num65">
      <style:text-properties officeooo:paragraph-rsid="000f7fe4"/>
    </style:style>
    <style:style style:name="P24" style:family="paragraph" style:parent-style-name="Table" style:list-style-name="WW8Num65">
      <style:text-properties officeooo:rsid="0011e482" officeooo:paragraph-rsid="0011e482"/>
    </style:style>
    <style:style style:name="P25" style:family="paragraph" style:parent-style-name="Table" style:list-style-name="WW8Num31"/>
    <style:style style:name="P26" style:family="paragraph" style:parent-style-name="Table" style:list-style-name="WW8Num89"/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0e4ed8" style:font-name-complex="Times New Roman"/>
    </style:style>
    <style:style style:name="T4" style:family="text">
      <style:text-properties style:font-name="Times New Roman" officeooo:rsid="0013c3fc" style:font-name-complex="Times New Roman"/>
    </style:style>
    <style:style style:name="T5" style:family="text">
      <style:text-properties style:font-name="Times New Roman" officeooo:rsid="001475cc" style:font-name-complex="Times New Roman"/>
    </style:style>
    <style:style style:name="T6" style:family="text">
      <style:text-properties style:font-name="Times New Roman" officeooo:rsid="0014ee91" style:font-name-complex="Times New Roman"/>
    </style:style>
    <style:style style:name="T7" style:family="text">
      <style:text-properties officeooo:rsid="000e4ed8"/>
    </style:style>
    <style:style style:name="T8" style:family="text">
      <style:text-properties officeooo:rsid="000e9bb1"/>
    </style:style>
    <style:style style:name="T9" style:family="text">
      <style:text-properties officeooo:rsid="000f7fe4"/>
    </style:style>
    <style:style style:name="T10" style:family="text">
      <style:text-properties officeooo:rsid="001039c0"/>
    </style:style>
    <style:style style:name="T11" style:family="text">
      <style:text-properties officeooo:rsid="0011e482"/>
    </style:style>
    <style:style style:name="T12" style:family="text">
      <style:text-properties officeooo:rsid="0013c3fc"/>
    </style:style>
    <style:style style:name="T13" style:family="text">
      <style:text-properties officeooo:rsid="001475cc"/>
    </style:style>
    <style:style style:name="T14" style:family="text">
      <style:text-properties officeooo:rsid="00169be0"/>
    </style:style>
    <style:style style:name="T15" style:family="text">
      <style:text-properties officeooo:rsid="0017de82"/>
    </style:style>
    <style:style style:name="T16" style:family="text">
      <style:text-properties officeooo:rsid="001947d3"/>
    </style:style>
    <style:style style:name="T1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h text:style-name="Heading_20_5" text:outline-level="5"><text:span text:style-name="T2">Caso de uso – </text:span><text:span text:style-name="T3">Gerenciar A</text:span><text:span text:style-name="T4">valiações </text:span><text:span text:style-name="T5">Físicas</text:span></text:h>
      <text:p text:style-name="P3"/>
      <text:h text:style-name="Heading_20_6" text:outline-level="6">Precondições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list xml:id="list2000757437" text:style-name="WW8Num49">
              <text:list-item>
                <text:p text:style-name="P12">O usuário deve estar autenticado como <text:span text:style-name="T12">recepcionista</text:span>.</text:p>
              </text:list-item>
            </text:list>
          </table:table-cell>
        </table:table-row>
      </table:table>
      <text:p text:style-name="Text_20_body"/>
      <text:h text:style-name="Heading_20_6" text:outline-level="6">Fluxo principal 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xml:id="list4088675165" text:style-name="WW8Num55">
              <text:list-item>
                <text:p text:style-name="P13">O caso de uso se inicia quando <text:span text:style-name="T13">o usuário gerenciar</text:span> <text:span text:style-name="T13">Avaliações Físicas</text:span></text:p>
              </text:list-item>
              <text:list-item>
                <text:p text:style-name="P15">O <text:span text:style-name="T13">usuário</text:span> preenche os dados de pesquisa.</text:p>
              </text:list-item>
              <text:list-item>
                <text:p text:style-name="P15">O <text:span text:style-name="T13">usuário</text:span> confirma a pesquisa.</text:p>
              </text:list-item>
              <text:list-item>
                <text:p text:style-name="P13">O sistema recupera a lista <text:span text:style-name="T7">de horários</text:span> disponíveis </text:p>
              </text:list-item>
              <text:list-item>
                <text:p text:style-name="P14">O sistema exibe a lista <text:span text:style-name="T7">de horários/avaliações</text:span> recuperados.</text:p>
              </text:list-item>
              <text:list-item>
                <text:p text:style-name="P14">O caso de uso é encerrado.</text:p>
              </text:list-item>
            </text:list>
          </table:table-cell>
        </table:table-row>
      </table:table>
      <text:p text:style-name="Text_20_body"/>
      <text:h text:style-name="P6" text:outline-level="6">Subfluxos </text:h>
      <text:h text:style-name="Heading_20_7" text:outline-level="7">Subfluxo 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Table">Passos</text:p>
          </table:table-cell>
          <table:table-cell table:style-name="Tabela3.B1" office:value-type="string">
            <text:list xml:id="list115349331" text:style-name="WW8Num15">
              <text:list-item>
                <text:p text:style-name="P16"/>
              </text:list-item>
            </text:list>
          </table:table-cell>
        </table:table-row>
      </table:table>
      <text:p text:style-name="Text_20_body"/>
      <text:p text:style-name="Text_20_body"/>
      <text:h text:style-name="P6" text:outline-level="6">Fluxos alternativos</text:h>
      <text:h text:style-name="P8" text:outline-level="7">Fluxo alternativo –<text:span text:style-name="T8"> Cadastrar </text:span><text:span text:style-name="T3">A</text:span><text:span text:style-name="T4">valiaç</text:span><text:span text:style-name="T6">ão</text:span><text:span text:style-name="T4"> </text:span><text:span text:style-name="T5">Físicas</text:span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Table">Precondições</text:p>
          </table:table-cell>
          <table:table-cell table:style-name="Tabela4.B1" office:value-type="string">
            <text:list xml:id="list1944639856" text:style-name="WW8Num88">
              <text:list-item>
                <text:p text:style-name="P17">O <text:span text:style-name="T9">usuário</text:span> tem que estar <text:span text:style-name="T10">logado</text:span> no sistema <text:span text:style-name="T9">como recepcionista.</text:span></text:p>
              </text:list-item>
            </text:list>
          </table:table-cell>
        </table:table-row>
        <table:table-row table:style-name="Tabela4.2">
          <table:table-cell table:style-name="Tabela4.A1" office:value-type="string">
            <text:p text:style-name="Table">Passos</text:p>
          </table:table-cell>
          <table:table-cell table:style-name="Tabela4.B1" office:value-type="string">
            <text:list xml:id="list3579939233" text:style-name="WW8Num58">
              <text:list-item>
                <text:p text:style-name="P19">No passo <text:span text:style-name="T9">5</text:span> do fluxo principal, o usuário seleciona <text:span text:style-name="T8">um horário disponível</text:span></text:p>
              </text:list-item>
              <text:list-item>
                <text:p text:style-name="P20">O <text:span text:style-name="T9">usuário</text:span> preenche os campos de cadastro de <text:span text:style-name="T16">Avaliação Física</text:span></text:p>
              </text:list-item>
              <text:list-item>
                <text:p text:style-name="P20">O <text:span text:style-name="T9">usuário</text:span> confirma os dados</text:p>
              </text:list-item>
              <text:list-item>
                <text:p text:style-name="P18">O sistema persiste os dados</text:p>
              </text:list-item>
              <text:list-item>
                <text:p text:style-name="P18">O sistema retorna ao passo 5 do fluxo principal</text:p>
              </text:list-item>
            </text:list>
          </table:table-cell>
        </table:table-row>
      </table:table>
      <text:p text:style-name="Text_20_body"/>
      <text:h text:style-name="P7" text:outline-level="7"><text:soft-page-break/>Fluxo alternativo –<text:span text:style-name="T8"> Excluir </text:span><text:span text:style-name="T3">A</text:span><text:span text:style-name="T4">valiaç</text:span><text:span text:style-name="T6">ão</text:span><text:span text:style-name="T4"> </text:span><text:span text:style-name="T5">Físicas</text:span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Table">Precondições</text:p>
          </table:table-cell>
          <table:table-cell table:style-name="Tabela5.B1" office:value-type="string">
            <text:list xml:id="list1769108664" text:style-name="WW8Num21">
              <text:list-item>
                <text:p text:style-name="P21">O <text:span text:style-name="T9">usuário</text:span> tem que estar <text:span text:style-name="T10">logado</text:span> no sistema <text:span text:style-name="T9">como recepcionista.</text:span></text:p>
              </text:list-item>
            </text:list>
          </table:table-cell>
        </table:table-row>
        <table:table-row table:style-name="Tabela5.2">
          <table:table-cell table:style-name="Tabela5.A1" office:value-type="string">
            <text:p text:style-name="Table">Passos</text:p>
          </table:table-cell>
          <table:table-cell table:style-name="Tabela5.B1" office:value-type="string">
            <text:list xml:id="list3914435259" text:style-name="WW8Num65">
              <text:list-item>
                <text:p text:style-name="P23">No passo <text:span text:style-name="T9">5</text:span> do fluxo principal, o usuário <text:span text:style-name="T9">seleciona um horário ocupado</text:span></text:p>
              </text:list-item>
              <text:list-item>
                <text:p text:style-name="P22">O sistema exibe uma mensagem de confirmação (MSG-0<text:span text:style-name="T11">1</text:span>)</text:p>
              </text:list-item>
              <text:list-item>
                <text:p text:style-name="P22">O usuário confirma a solicitação</text:p>
              </text:list-item>
              <text:list-item>
                <text:p text:style-name="P22">O sistema remove <text:span text:style-name="T15">a avaliação e disponibiliza o horário</text:span></text:p>
              </text:list-item>
              <text:list-item>
                <text:p text:style-name="P22">O sistema persiste os dados</text:p>
              </text:list-item>
              <text:list-item>
                <text:p text:style-name="P24">O sistema retorna para o passo 2 do fluxo principal</text:p>
              </text:list-item>
            </text:list>
          </table:table-cell>
        </table:table-row>
      </table:table>
      <text:h text:style-name="P9" text:outline-level="7"/>
      <text:p text:style-name="Text_20_body"/>
      <text:h text:style-name="P9" text:outline-level="7"/>
      <text:h text:style-name="Heading_20_7" text:outline-level="7">Fluxo alternativo 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Table">Precondições</text:p>
          </table:table-cell>
          <table:table-cell table:style-name="Tabela6.B1" office:value-type="string">
            <text:list xml:id="list593381920" text:style-name="WW8Num31">
              <text:list-item>
                <text:p text:style-name="P25">.</text:p>
              </text:list-item>
            </text:list>
          </table:table-cell>
        </table:table-row>
        <table:table-row table:style-name="Tabela6.2">
          <table:table-cell table:style-name="Tabela6.A1" office:value-type="string">
            <text:p text:style-name="Table">Passos</text:p>
          </table:table-cell>
          <table:table-cell table:style-name="Tabela6.B1" office:value-type="string">
            <text:list xml:id="list2604037514" text:style-name="WW8Num89">
              <text:list-item>
                <text:p text:style-name="P26">.</text:p>
              </text:list-item>
            </text:list>
          </table:table-cell>
        </table:table-row>
      </table:table>
      <text:h text:style-name="P9" text:outline-level="7"/>
      <text:h text:style-name="P6" text:outline-level="6">Mensage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">ID</text:p>
          </table:table-cell>
          <table:table-cell table:style-name="Tabela7.B1" office:value-type="string">
            <text:p text:style-name="Table">Descrição</text:p>
          </table:table-cell>
        </table:table-row>
        <table:table-row table:style-name="Tabela7.1">
          <table:table-cell table:style-name="Tabela7.A1" office:value-type="string">
            <text:p text:style-name="Table">MSG-01</text:p>
          </table:table-cell>
          <table:table-cell table:style-name="Tabela7.B1" office:value-type="string">
            <text:p text:style-name="P5">Deseja excluir a <text:span text:style-name="T14">avaliação física</text:span> &lt;Cod. da <text:span text:style-name="T14">Avaliação</text:span>&gt;?</text:p>
          </table:table-cell>
        </table:table-row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</table:table-row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</table:table-row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</table:table-row>
        <table:table-row table:style-name="Tabela7.1">
          <table:table-cell table:style-name="Tabela7.A1" office:value-type="string">
            <text:p text:style-name="P4"/>
          </table:table-cell>
          <table:table-cell table:style-name="Tabela7.B1" office:value-type="string">
            <text:p text:style-name="P4"/>
          </table:table-cell>
        </table:table-row>
      </table:table>
      <text:p text:style-name="Text_20_body"/>
      <text:h text:style-name="P6" text:outline-level="6">Regras de Negócio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Table">ID</text:p>
          </table:table-cell>
          <table:table-cell table:style-name="Tabela8.B1" office:value-type="string">
            <text:p text:style-name="Table">Descrição</text:p>
          </table:table-cell>
        </table:table-row>
        <table:table-row table:style-name="Tabela8.1">
          <table:table-cell table:style-name="Tabela8.A1" office:value-type="string">
            <text:p text:style-name="P4"/>
          </table:table-cell>
          <table:table-cell table:style-name="Tabela8.B1" office:value-type="string">
            <text:p text:style-name="P4"/>
          </table:table-cell>
        </table:table-row>
        <table:table-row table:style-name="Tabela8.1">
          <table:table-cell table:style-name="Tabela8.A1" office:value-type="string">
            <text:p text:style-name="P4"/>
          </table:table-cell>
          <table:table-cell table:style-name="Tabela8.B1" office:value-type="string">
            <text:p text:style-name="P4"/>
          </table:table-cell>
        </table:table-row>
        <table:table-row table:style-name="Tabela8.1">
          <table:table-cell table:style-name="Tabela8.A1" office:value-type="string">
            <text:p text:style-name="P4"/>
          </table:table-cell>
          <table:table-cell table:style-name="Tabela8.B1" office:value-type="string">
            <text:p text:style-name="P4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beçalho-capa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título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capa-autor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ize="12pt" fo:language="none" fo:country="none" fo:font-style="italic" style:letter-kerning="true" style:font-size-asian="12pt" style:language-asian="none" style:country-asian="none" style:font-style-asian="italic"/>
    </style:style>
    <style:style style:name="Com_20_marcadores" style:display-name="Com marcadores" style:family="paragraph" style:parent-style-name="List" style:list-style-name="WW8Num61">
      <style:paragraph-properties fo:margin-top="0.141cm" fo:margin-bottom="0.282cm" loext:contextual-spacing="false">
        <style:tab-stops/>
      </style:paragraph-properties>
    </style:style>
    <style:style style:name="Numerada" style:family="paragraph" style:parent-style-name="List" style:list-style-name="WW8Num19">
      <style:paragraph-properties fo:margin-left="1.27cm" fo:margin-right="0cm" fo:margin-top="0.141cm" fo:margin-bottom="0.282cm" loext:contextual-spacing="false" fo:text-indent="-0.635cm" style:auto-text-indent="false">
        <style:tab-stops/>
      </style:paragraph-properties>
    </style:style>
    <style:style style:name="Illustration" style:family="paragraph" style:parent-style-name="Text_20_body" style:next-style-name="Caption" style:class="extra">
      <style:paragraph-properties fo:text-align="center" style:justify-single-word="false"/>
    </style:style>
    <style:style style:name="Com_20_marcadores_20_2" style:display-name="Com marcadores 2" style:family="paragraph" style:parent-style-name="Com_20_marcadores">
      <style:paragraph-properties fo:margin-left="1.905cm" fo:margin-right="0cm" fo:text-indent="-0.635cm" style:auto-text-indent="false"/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>
      <style:paragraph-properties fo:margin-top="0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>
      <style:paragraph-properties fo:margin-left="1.261cm" fo:margin-right="0cm" fo:text-indent="-0.501cm" style:auto-text-indent="false"/>
    </style:style>
    <style:style style:name="parag-item" style:family="paragraph" style:parent-style-name="Item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>
      <style:paragraph-properties fo:margin-left="1.524cm" fo:margin-right="0cm" fo:margin-top="0.106cm" fo:margin-bottom="0.106cm" loext:contextual-spacing="false" fo:text-indent="-0.762cm" style:auto-text-indent="false"/>
    </style:style>
    <style:style style:name="Texto_20_de_20_comentário" style:display-name="Texto de comentário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Numerada_20_2" style:display-name="Numerada 2" style:family="paragraph" style:parent-style-name="Numerada" style:list-style-name="WW8Num19">
      <style:paragraph-properties fo:margin-left="1.905cm" fo:margin-right="0cm" fo:text-indent="-0.635cm" style:auto-text-indent="false">
        <style:tab-stops/>
      </style:paragraph-properties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Autor" style:family="paragraph" style:parent-style-name="Standard">
      <style:paragraph-properties fo:margin-top="1.341cm" fo:margin-bottom="0.635cm" loext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6pt" style:letter-kerning="true" style:font-size-asian="16pt" style:font-name-complex="Arial" style:font-family-complex="Arial" style:font-family-generic-complex="swiss" style:font-pitch-complex="variable"/>
    </style:style>
    <style:style style:name="Data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Com_20_marcadores_20_3" style:display-name="Com marcadores 3" style:family="paragraph" style:parent-style-name="Com_20_marcadores">
      <style:paragraph-properties fo:margin-left="2.54cm" fo:margin-right="0cm" fo:text-indent="-0.635cm" style:auto-text-indent="false"/>
    </style:style>
    <style:style style:name="Lista_20_de_20_continuação" style:display-name="Lista de continuação" style:family="paragraph" style:parent-style-name="List" style:list-style-name="WW8StyleNum">
      <style:paragraph-properties fo:margin-top="0.141cm" fo:margin-bottom="0.282cm" loext:contextual-spacing="false">
        <style:tab-stops/>
      </style:paragraph-properties>
    </style:style>
    <style:style style:name="Lista_20_de_20_continuação_20_2" style:display-name="Lista de continuação 2" style:family="paragraph" style:parent-style-name="Lista_20_de_20_continuação">
      <style:paragraph-properties fo:margin-left="1.905cm" fo:margin-right="0cm" fo:text-indent="-0.635cm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2.54cm" fo:margin-right="0cm" fo:text-indent="-0.635cm" style:auto-text-indent="false"/>
    </style:style>
    <style:style style:name="Numerada_20_3" style:display-name="Numerada 3" style:family="paragraph" style:parent-style-name="Numerada" style:list-style-name="WW8Num19">
      <style:paragraph-properties fo:margin-left="2.54cm" fo:margin-right="0cm" fo:text-indent="-0.635cm" style:auto-text-indent="false">
        <style:tab-stops/>
      </style:paragraph-properties>
    </style:style>
    <style:style style:name="Texto_20_de_20_macro" style:display-name="Texto de macro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uo_20_normal" style:display-name="Recuo normal" style:family="paragraph" style:parent-style-name="Standard">
      <style:paragraph-properties fo:margin-left="1.905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Código-exemplo" style:family="paragraph" style:parent-style-name="Código">
      <style:paragraph-properties fo:margin-top="0cm" fo:margin-bottom="0cm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" style:display-name="Numerada 4" style:family="paragraph" style:parent-style-name="Numerada" style:list-style-name="WW8Num92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4.445cm"/>
        </style:tab-stops>
      </style:paragraph-properties>
    </style:style>
    <style:style style:name="Numerada_20_5" style:display-name="Numerada 5" style:family="paragraph" style:parent-style-name="Numerada" style:list-style-name="WW8Num92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/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/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/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0z1" style:family="text"/>
    <style:style style:name="WW8Num70z2" style:family="text"/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/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/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/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/>
    <style:style style:name="WW8Num75z1" style:family="text"/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/>
    <style:style style:name="WW8Num79z1" style:family="text"/>
    <style:style style:name="WW8Num79z2" style:family="text"/>
    <style:style style:name="WW8Num79z3" style:family="text"/>
    <style:style style:name="WW8Num79z4" style:family="text"/>
    <style:style style:name="WW8Num79z5" style:family="text"/>
    <style:style style:name="WW8Num79z6" style:family="text"/>
    <style:style style:name="WW8Num79z7" style:family="text"/>
    <style:style style:name="WW8Num79z8" style:family="text"/>
    <style:style style:name="WW8Num80z0" style:family="text"/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81z0" style:family="text"/>
    <style:style style:name="WW8Num81z1" style:family="text"/>
    <style:style style:name="WW8Num81z2" style:family="text"/>
    <style:style style:name="WW8Num81z3" style:family="text"/>
    <style:style style:name="WW8Num81z4" style:family="text"/>
    <style:style style:name="WW8Num81z5" style:family="text"/>
    <style:style style:name="WW8Num81z6" style:family="text"/>
    <style:style style:name="WW8Num81z7" style:family="text"/>
    <style:style style:name="WW8Num81z8" style:family="text"/>
    <style:style style:name="WW8Num82z0" style:family="text"/>
    <style:style style:name="WW8Num82z1" style:family="text"/>
    <style:style style:name="WW8Num82z2" style:family="text"/>
    <style:style style:name="WW8Num82z3" style:family="text"/>
    <style:style style:name="WW8Num82z4" style:family="text"/>
    <style:style style:name="WW8Num82z5" style:family="text"/>
    <style:style style:name="WW8Num82z6" style:family="text"/>
    <style:style style:name="WW8Num82z7" style:family="text"/>
    <style:style style:name="WW8Num82z8" style:family="text"/>
    <style:style style:name="WW8Num83z0" style:family="text"/>
    <style:style style:name="WW8Num83z1" style:family="text"/>
    <style:style style:name="WW8Num83z2" style:family="text"/>
    <style:style style:name="WW8Num83z3" style:family="text"/>
    <style:style style:name="WW8Num83z4" style:family="text"/>
    <style:style style:name="WW8Num83z5" style:family="text"/>
    <style:style style:name="WW8Num83z6" style:family="text"/>
    <style:style style:name="WW8Num83z7" style:family="text"/>
    <style:style style:name="WW8Num83z8" style:family="text"/>
    <style:style style:name="WW8Num84z0" style:family="text"/>
    <style:style style:name="WW8Num84z1" style:family="text"/>
    <style:style style:name="WW8Num84z2" style:family="text"/>
    <style:style style:name="WW8Num84z3" style:family="text"/>
    <style:style style:name="WW8Num84z4" style:family="text"/>
    <style:style style:name="WW8Num84z5" style:family="text"/>
    <style:style style:name="WW8Num84z6" style:family="text"/>
    <style:style style:name="WW8Num84z7" style:family="text"/>
    <style:style style:name="WW8Num84z8" style:family="text"/>
    <style:style style:name="WW8Num85z0" style:family="text"/>
    <style:style style:name="WW8Num85z1" style:family="text"/>
    <style:style style:name="WW8Num85z2" style:family="text"/>
    <style:style style:name="WW8Num85z3" style:family="text"/>
    <style:style style:name="WW8Num85z4" style:family="text"/>
    <style:style style:name="WW8Num85z5" style:family="text"/>
    <style:style style:name="WW8Num85z6" style:family="text"/>
    <style:style style:name="WW8Num85z7" style:family="text"/>
    <style:style style:name="WW8Num85z8" style:family="text"/>
    <style:style style:name="WW8Num86z0" style:family="text"/>
    <style:style style:name="WW8Num86z1" style:family="text"/>
    <style:style style:name="WW8Num86z2" style:family="text"/>
    <style:style style:name="WW8Num86z3" style:family="text"/>
    <style:style style:name="WW8Num86z4" style:family="text"/>
    <style:style style:name="WW8Num86z5" style:family="text"/>
    <style:style style:name="WW8Num86z6" style:family="text"/>
    <style:style style:name="WW8Num86z7" style:family="text"/>
    <style:style style:name="WW8Num86z8" style:family="text"/>
    <style:style style:name="WW8Num87z0" style:family="text"/>
    <style:style style:name="WW8Num87z1" style:family="text"/>
    <style:style style:name="WW8Num87z2" style:family="text"/>
    <style:style style:name="WW8Num87z3" style:family="text"/>
    <style:style style:name="WW8Num87z4" style:family="text"/>
    <style:style style:name="WW8Num87z5" style:family="text"/>
    <style:style style:name="WW8Num87z6" style:family="text"/>
    <style:style style:name="WW8Num87z7" style:family="text"/>
    <style:style style:name="WW8Num87z8" style:family="text"/>
    <style:style style:name="WW8Num88z0" style:family="text"/>
    <style:style style:name="WW8Num88z1" style:family="text"/>
    <style:style style:name="WW8Num88z2" style:family="text"/>
    <style:style style:name="WW8Num88z3" style:family="text"/>
    <style:style style:name="WW8Num88z4" style:family="text"/>
    <style:style style:name="WW8Num88z5" style:family="text"/>
    <style:style style:name="WW8Num88z6" style:family="text"/>
    <style:style style:name="WW8Num88z7" style:family="text"/>
    <style:style style:name="WW8Num88z8" style:family="text"/>
    <style:style style:name="WW8Num89z0" style:family="text"/>
    <style:style style:name="WW8Num89z1" style:family="text"/>
    <style:style style:name="WW8Num89z2" style:family="text"/>
    <style:style style:name="WW8Num89z3" style:family="text"/>
    <style:style style:name="WW8Num89z4" style:family="text"/>
    <style:style style:name="WW8Num89z5" style:family="text"/>
    <style:style style:name="WW8Num89z6" style:family="text"/>
    <style:style style:name="WW8Num89z7" style:family="text"/>
    <style:style style:name="WW8Num89z8" style:family="text"/>
    <style:style style:name="WW8Num90z0" style:family="text"/>
    <style:style style:name="WW8Num90z1" style:family="text"/>
    <style:style style:name="WW8Num90z2" style:family="text"/>
    <style:style style:name="WW8Num90z3" style:family="text"/>
    <style:style style:name="WW8Num90z4" style:family="text"/>
    <style:style style:name="WW8Num90z5" style:family="text"/>
    <style:style style:name="WW8Num90z6" style:family="text"/>
    <style:style style:name="WW8Num90z7" style:family="text"/>
    <style:style style:name="WW8Num90z8" style:family="text"/>
    <style:style style:name="WW8Num91z0" style:family="text"/>
    <style:style style:name="WW8Num91z1" style:family="text"/>
    <style:style style:name="WW8Num91z2" style:family="text"/>
    <style:style style:name="WW8Num91z3" style:family="text"/>
    <style:style style:name="WW8Num91z4" style:family="text"/>
    <style:style style:name="WW8Num91z5" style:family="text"/>
    <style:style style:name="WW8Num91z6" style:family="text"/>
    <style:style style:name="WW8Num91z7" style:family="text"/>
    <style:style style:name="WW8Num91z8" style:family="text"/>
    <style:style style:name="WW8Num92z0" style:family="text"/>
    <style:style style:name="WW8Num92z1" style:family="text"/>
    <style:style style:name="WW8Num92z2" style:family="text"/>
    <style:style style:name="WW8Num92z3" style:family="text"/>
    <style:style style:name="WW8Num92z4" style:family="text"/>
    <style:style style:name="WW8Num92z5" style:family="text"/>
    <style:style style:name="WW8Num92z6" style:family="text"/>
    <style:style style:name="WW8Num92z7" style:family="text"/>
    <style:style style:name="WW8Num92z8" style:family="text"/>
    <style:style style:name="WW8Num93z0" style:family="text"/>
    <style:style style:name="WW8Num93z1" style:family="text"/>
    <style:style style:name="WW8Num93z2" style:family="text"/>
    <style:style style:name="WW8Num93z3" style:family="text"/>
    <style:style style:name="WW8Num93z4" style:family="text"/>
    <style:style style:name="WW8Num93z5" style:family="text"/>
    <style:style style:name="WW8Num93z6" style:family="text"/>
    <style:style style:name="WW8Num93z7" style:family="text"/>
    <style:style style:name="WW8Num93z8" style:family="text"/>
    <style:style style:name="WW8Num94z0" style:family="text"/>
    <style:style style:name="WW8Num94z1" style:family="text"/>
    <style:style style:name="WW8Num94z2" style:family="text"/>
    <style:style style:name="WW8Num94z3" style:family="text"/>
    <style:style style:name="WW8Num94z4" style:family="text"/>
    <style:style style:name="WW8Num94z5" style:family="text"/>
    <style:style style:name="WW8Num94z6" style:family="text"/>
    <style:style style:name="WW8Num94z7" style:family="text"/>
    <style:style style:name="WW8Num94z8" style:family="text"/>
    <style:style style:name="WW8Num95z0" style:family="text"/>
    <style:style style:name="WW8Num95z1" style:family="text"/>
    <style:style style:name="WW8Num95z2" style:family="text"/>
    <style:style style:name="WW8Num95z3" style:family="text"/>
    <style:style style:name="WW8Num95z4" style:family="text"/>
    <style:style style:name="WW8Num95z5" style:family="text"/>
    <style:style style:name="WW8Num95z6" style:family="text"/>
    <style:style style:name="WW8Num95z7" style:family="text"/>
    <style:style style:name="WW8Num95z8" style:family="text"/>
    <style:style style:name="WW8Num96z0" style:family="text"/>
    <style:style style:name="WW8Num96z1" style:family="text"/>
    <style:style style:name="WW8Num96z2" style:family="text"/>
    <style:style style:name="WW8Num96z3" style:family="text"/>
    <style:style style:name="WW8Num96z4" style:family="text"/>
    <style:style style:name="WW8Num96z5" style:family="text"/>
    <style:style style:name="WW8Num96z6" style:family="text"/>
    <style:style style:name="WW8Num96z7" style:family="text"/>
    <style:style style:name="WW8Num96z8" style:family="text"/>
    <style:style style:name="WW8Num97z0" style:family="text"/>
    <style:style style:name="WW8Num97z1" style:family="text"/>
    <style:style style:name="WW8Num97z2" style:family="text"/>
    <style:style style:name="WW8Num97z3" style:family="text"/>
    <style:style style:name="WW8Num97z4" style:family="text"/>
    <style:style style:name="WW8Num97z5" style:family="text"/>
    <style:style style:name="WW8Num97z6" style:family="text"/>
    <style:style style:name="WW8Num97z7" style:family="text"/>
    <style:style style:name="WW8Num97z8" style:family="text"/>
    <style:style style:name="WW8Num98z0" style:family="text"/>
    <style:style style:name="WW8Num98z1" style:family="text"/>
    <style:style style:name="WW8Num98z2" style:family="text"/>
    <style:style style:name="WW8Num98z3" style:family="text"/>
    <style:style style:name="WW8Num98z4" style:family="text"/>
    <style:style style:name="WW8Num98z5" style:family="text"/>
    <style:style style:name="WW8Num98z6" style:family="text"/>
    <style:style style:name="WW8Num98z7" style:family="text"/>
    <style:style style:name="WW8Num98z8" style:family="text"/>
    <style:style style:name="WW8Num99z0" style:family="text"/>
    <style:style style:name="WW8Num99z1" style:family="text"/>
    <style:style style:name="WW8Num99z2" style:family="text"/>
    <style:style style:name="WW8Num99z3" style:family="text"/>
    <style:style style:name="WW8Num99z4" style:family="text"/>
    <style:style style:name="WW8Num99z5" style:family="text"/>
    <style:style style:name="WW8Num99z6" style:family="text"/>
    <style:style style:name="WW8Num99z7" style:family="text"/>
    <style:style style:name="WW8Num99z8" style:family="text"/>
    <style:style style:name="WW8Num100z0" style:family="text"/>
    <style:style style:name="WW8Num100z1" style:family="text"/>
    <style:style style:name="WW8Num100z2" style:family="text"/>
    <style:style style:name="WW8Num100z3" style:family="text"/>
    <style:style style:name="WW8Num100z4" style:family="text"/>
    <style:style style:name="WW8Num100z5" style:family="text"/>
    <style:style style:name="WW8Num100z6" style:family="text"/>
    <style:style style:name="WW8Num100z7" style:family="text"/>
    <style:style style:name="WW8Num100z8" style:family="text"/>
    <style:style style:name="WW8Num101z0" style:family="text"/>
    <style:style style:name="WW8Num101z1" style:family="text"/>
    <style:style style:name="WW8Num101z2" style:family="text"/>
    <style:style style:name="WW8Num101z3" style:family="text"/>
    <style:style style:name="WW8Num101z4" style:family="text"/>
    <style:style style:name="WW8Num101z5" style:family="text"/>
    <style:style style:name="WW8Num101z6" style:family="text"/>
    <style:style style:name="WW8Num101z7" style:family="text"/>
    <style:style style:name="WW8Num101z8" style:family="text"/>
    <style:style style:name="WW8Num102z0" style:family="text"/>
    <style:style style:name="WW8Num102z1" style:family="text"/>
    <style:style style:name="WW8Num102z2" style:family="text"/>
    <style:style style:name="WW8Num102z3" style:family="text"/>
    <style:style style:name="WW8Num102z4" style:family="text"/>
    <style:style style:name="WW8Num102z5" style:family="text"/>
    <style:style style:name="WW8Num102z6" style:family="text"/>
    <style:style style:name="WW8Num102z7" style:family="text"/>
    <style:style style:name="WW8Num102z8" style:family="text"/>
    <style:style style:name="WW8Num103z0" style:family="text"/>
    <style:style style:name="WW8Num103z1" style:family="text"/>
    <style:style style:name="WW8Num103z2" style:family="text"/>
    <style:style style:name="WW8Num103z3" style:family="text"/>
    <style:style style:name="WW8Num103z4" style:family="text"/>
    <style:style style:name="WW8Num103z5" style:family="text"/>
    <style:style style:name="WW8Num103z6" style:family="text"/>
    <style:style style:name="WW8Num103z7" style:family="text"/>
    <style:style style:name="WW8Num103z8" style:family="text"/>
    <style:style style:name="WW8Num104z0" style:family="text"/>
    <style:style style:name="WW8Num104z1" style:family="text"/>
    <style:style style:name="WW8Num104z2" style:family="text"/>
    <style:style style:name="WW8Num104z3" style:family="text"/>
    <style:style style:name="WW8Num104z4" style:family="text"/>
    <style:style style:name="WW8Num104z5" style:family="text"/>
    <style:style style:name="WW8Num104z6" style:family="text"/>
    <style:style style:name="WW8Num104z7" style:family="text"/>
    <style:style style:name="WW8Num104z8" style:family="text"/>
    <style:style style:name="WW8Num105z0" style:family="text"/>
    <style:style style:name="WW8Num105z1" style:family="text"/>
    <style:style style:name="WW8Num105z2" style:family="text"/>
    <style:style style:name="WW8Num105z3" style:family="text"/>
    <style:style style:name="WW8Num105z4" style:family="text"/>
    <style:style style:name="WW8Num105z5" style:family="text"/>
    <style:style style:name="WW8Num105z6" style:family="text"/>
    <style:style style:name="WW8Num105z7" style:family="text"/>
    <style:style style:name="WW8Num105z8" style:family="text"/>
    <style:style style:name="WW8Num106z0" style:family="text"/>
    <style:style style:name="WW8Num106z1" style:family="text"/>
    <style:style style:name="WW8Num106z2" style:family="text"/>
    <style:style style:name="WW8Num106z3" style:family="text"/>
    <style:style style:name="WW8Num106z4" style:family="text"/>
    <style:style style:name="WW8Num106z5" style:family="text"/>
    <style:style style:name="WW8Num106z6" style:family="text"/>
    <style:style style:name="WW8Num106z7" style:family="text"/>
    <style:style style:name="WW8Num106z8" style:family="text"/>
    <style:style style:name="WW8Num107z0" style:family="text"/>
    <style:style style:name="WW8Num107z1" style:family="text"/>
    <style:style style:name="WW8Num107z2" style:family="text"/>
    <style:style style:name="WW8Num107z3" style:family="text"/>
    <style:style style:name="WW8Num107z4" style:family="text"/>
    <style:style style:name="WW8Num107z5" style:family="text"/>
    <style:style style:name="WW8Num107z6" style:family="text"/>
    <style:style style:name="WW8Num107z7" style:family="text"/>
    <style:style style:name="WW8Num107z8" style:family="text"/>
    <style:style style:name="WW8Num108z0" style:family="text"/>
    <style:style style:name="WW8Num108z1" style:family="text"/>
    <style:style style:name="WW8Num108z2" style:family="text"/>
    <style:style style:name="WW8Num108z3" style:family="text"/>
    <style:style style:name="WW8Num108z4" style:family="text"/>
    <style:style style:name="WW8Num108z5" style:family="text"/>
    <style:style style:name="WW8Num108z6" style:family="text"/>
    <style:style style:name="WW8Num108z7" style:family="text"/>
    <style:style style:name="WW8Num108z8" style:family="text"/>
    <style:style style:name="WW8Num109z0" style:family="text"/>
    <style:style style:name="WW8Num109z1" style:family="text"/>
    <style:style style:name="WW8Num109z2" style:family="text"/>
    <style:style style:name="WW8Num109z3" style:family="text"/>
    <style:style style:name="WW8Num109z4" style:family="text"/>
    <style:style style:name="WW8Num109z5" style:family="text"/>
    <style:style style:name="WW8Num109z6" style:family="text"/>
    <style:style style:name="WW8Num109z7" style:family="text"/>
    <style:style style:name="WW8Num109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 style:parent-style-name="Texto_20_de_20_comentário_20_Char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Título_20_5_20_Char" style:display-name="Título 5 Char" style:family="text"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Corpo_20_de_20_texto_20_Char" style:display-name="Corpo de texto Char" style:family="text">
      <style:text-properties fo:font-size="12pt" style:font-size-asian="12pt" style:font-size-complex="12pt"/>
    </style:style>
    <style:style style:name="Título_20_6_20_Char" style:display-name="Título 6 Char" style:family="text"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98z0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outline-level-style>
      <text:outline-level-style text:level="2" text:style-name="WW8Num98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98z2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98z3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98z4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98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98z6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98z7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98z8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text:style-name="WW8Num53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text:style-name="WW8Num5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text:style-name="WW8Num5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8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8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58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58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58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58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58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58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number text:level="1" text:style-name="WW8Num6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number text:level="1" text:style-name="WW8Num64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65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65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65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65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65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65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65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number text:level="1" text:style-name="WW8Num71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>
      <text:list-level-style-number text:level="1" text:style-name="WW8Num7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number text:level="1" text:style-name="WW8Num7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>
      <text:list-level-style-number text:level="1" text:style-name="WW8Num7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7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77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7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7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77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7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7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number text:level="1" text:style-name="WW8Num7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number text:level="1" text:style-name="WW8Num7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>
      <text:list-level-style-number text:level="1" text:style-name="WW8Num8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>
      <text:list-level-style-number text:level="1" text:style-name="WW8Num8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>
      <text:list-level-style-number text:level="1" text:style-name="WW8Num8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number text:level="1" text:style-name="WW8Num87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number text:level="1" text:style-name="WW8Num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9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89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89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89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89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89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89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89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number text:level="1" text:style-name="WW8Num9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>
      <text:list-level-style-number text:level="1" text:style-name="WW8Num9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>
      <text:list-level-style-number text:level="1" text:style-name="WW8Num92z0" style:num-suffix="." style:num-format="1">
        <style:list-level-properties text:list-level-position-and-space-mode="label-alignment">
          <style:list-level-label-alignment text:label-followed-by="space" fo:text-indent="-0.005cm" fo:margin-left="0.635cm"/>
        </style:list-level-properties>
      </text:list-level-style-number>
      <text:list-level-style-number text:level="2" text:style-name="WW8Num92z1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3" text:style-name="WW8Num92z2" style:num-suffix="." style:num-format="1" text:display-levels="3">
        <style:list-level-properties text:list-level-position-and-space-mode="label-alignment">
          <style:list-level-label-alignment text:label-followed-by="space" fo:text-indent="0.7cm" fo:margin-left="1.199cm"/>
        </style:list-level-properties>
      </text:list-level-style-number>
      <text:list-level-style-number text:level="4" text:style-name="WW8Num92z3" style:num-suffix="." style:num-format="1" text:display-levels="4">
        <style:list-level-properties text:list-level-position-and-space-mode="label-alignment">
          <style:list-level-label-alignment text:label-followed-by="space" fo:text-indent="-0.039cm" fo:margin-left="2.54cm"/>
        </style:list-level-properties>
      </text:list-level-style-number>
      <text:list-level-style-number text:level="5" text:style-name="WW8Num92z4" style:num-suffix="." style:num-format="1" text:display-levels="5">
        <style:list-level-properties text:list-level-position-and-space-mode="label-alignment">
          <style:list-level-label-alignment text:label-followed-by="space" fo:text-indent="-0.074cm" fo:margin-left="3.175cm"/>
        </style:list-level-properties>
      </text:list-level-style-number>
      <text:list-level-style-number text:level="6" text:style-name="WW8Num92z5" style:num-suffix="." style:num-format="1" text:display-levels="6">
        <style:list-level-properties text:list-level-position-and-space-mode="label-alignment">
          <style:list-level-label-alignment text:label-followed-by="listtab" text:list-tab-stop-position="5.606cm" fo:text-indent="-0.109cm" fo:margin-left="3.81cm"/>
        </style:list-level-properties>
      </text:list-level-style-number>
      <text:list-level-style-number text:level="7" text:style-name="WW8Num92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92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>
      <text:list-level-style-number text:level="1" text:style-name="WW8Num9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>
      <text:list-level-style-number text:level="1" text:style-name="WW8Num9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number text:level="1" text:style-name="WW8Num95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number text:level="1" text:style-name="WW8Num96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>
      <text:list-level-style-number text:level="1" text:style-name="WW8Num9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>
      <text:list-level-style-number text:level="1" text:style-name="WW8Num98z0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list-level-style-number>
      <text:list-level-style-number text:level="2" text:style-name="WW8Num98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98z2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98z3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98z4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98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98z6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98z7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98z8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>
      <text:list-level-style-number text:level="1" text:style-name="WW8Num10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>
      <text:list-level-style-number text:level="1" text:style-name="WW8Num10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>
      <text:list-level-style-number text:level="1" text:style-name="WW8Num10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>
      <text:list-level-style-number text:level="1" text:style-name="WW8Num10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>
      <text:list-level-style-number text:level="1" text:style-name="WW8Num10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>
      <text:list-level-style-number text:level="1" text:style-name="WW8Num10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>
      <text:list-level-style-number text:level="1" text:style-name="WW8Num10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>
      <text:list-level-style-number text:level="1" text:style-name="WW8Num10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number text:level="1" text:style-name="WW8Num10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ção dos Requisitos do Softwar</text:span>e</text:p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MP2"><draw:frame draw:style-name="Mfr1" draw:name="Quadro1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Geidivan J. de Brito</text:p>
        <text:p text:style-name="Standard"/>
      </style:footer>
      <style:footer-first>
        <text:h text:style-name="Heading_20_1" text:outline-level="1"/>
      </style:footer-first>
      <style:footer-left>
        <text:p text:style-name="Footer"><draw:frame draw:style-name="Mfr1" draw:name="Quadro2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e Software</dc:title>
    <dc:subject>Praxis 2.0</dc:subject>
    <dc:description>Gabarito para Especificação de Requisitos de Software</dc:description>
    <meta:initial-creator>Geidivan</meta:initial-creator>
    <meta:creation-date>2017-10-23T08:39:00</meta:creation-date>
    <dc:date>2017-10-31T22:30:50.525000000</dc:date>
    <meta:editing-cycles>18</meta:editing-cycles>
    <meta:editing-duration>PT27M9S</meta:editing-duration>
    <meta:generator>LibreOffice/5.3.3.2$Windows_x86 LibreOffice_project/3d9a8b4b4e538a85e0782bd6c2d430bafe583448</meta:generator>
    <meta:document-statistic meta:table-count="8" meta:image-count="0" meta:object-count="0" meta:page-count="2" meta:paragraph-count="51" meta:word-count="259" meta:character-count="1568" meta:non-whitespace-character-count="1385"/>
  </office:meta>
</office:document-meta>
</file>